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fe2d" officeooo:paragraph-rsid="000afe2d"/>
    </style:style>
    <style:style style:name="P2" style:family="paragraph" style:parent-style-name="Text_20_body" style:list-style-name="L1">
      <style:text-properties officeooo:rsid="000afe2d" officeooo:paragraph-rsid="000afe2d"/>
    </style:style>
    <style:style style:name="P3" style:family="paragraph" style:parent-style-name="Text_20_body" style:list-style-name="L1">
      <style:text-properties officeooo:rsid="000bde03" officeooo:paragraph-rsid="000bde03"/>
    </style:style>
    <style:style style:name="P4" style:family="paragraph" style:parent-style-name="Title">
      <style:text-properties officeooo:rsid="000afe2d" officeooo:paragraph-rsid="000afe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ld of Engoro</text:p>
      <text:p text:style-name="P1">To do:</text:p>
      <text:list text:style-name="L1">
        <text:list-item>
          <text:p text:style-name="P2">Lasting effects</text:p>
          <text:list>
            <text:list-item>
              <text:p text:style-name="P2">Replace or stack? If stack, what is the limit?</text:p>
            </text:list-item>
            <text:list-item>
              <text:p text:style-name="P3">Add number of turns to effect.</text:p>
            </text:list-item>
            <text:list-item>
              <text:p text:style-name="P3">Effect to temporarily change stats.</text:p>
            </text:list-item>
          </text:list>
        </text:list-item>
        <text:list-item>
          <text:p text:style-name="P3">Input validation</text:p>
          <text:list>
            <text:list-item>
              <text:p text:style-name="P3">All inputs are restricted to the appropriate typ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08:26:43.639000000</meta:creation-date>
    <dc:date>2024-03-04T08:42:04.218000000</dc:date>
    <meta:editing-duration>PT4M56S</meta:editing-duration>
    <meta:editing-cycles>1</meta:editing-cycles>
    <meta:document-statistic meta:table-count="0" meta:image-count="0" meta:object-count="0" meta:page-count="1" meta:paragraph-count="8" meta:word-count="43" meta:character-count="218" meta:non-whitespace-character-count="189"/>
    <meta:generator>LibreOffice/24.2.0.3$Windows_X86_64 LibreOffice_project/da48488a73ddd66ea24cf16bbc4f7b9c08e9bea1</meta:generator>
  </office:meta>
</office:document-meta>
</file>